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109133" officeooo:paragraph-rsid="00109133"/>
    </style:style>
    <style:style style:name="P2" style:family="paragraph" style:parent-style-name="Text_20_body">
      <style:text-properties officeooo:rsid="00109133" officeooo:paragraph-rsid="00109133"/>
    </style:style>
    <style:style style:name="P3" style:family="paragraph" style:parent-style-name="Title">
      <style:text-properties officeooo:rsid="00109133" officeooo:paragraph-rsid="00109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olegium Wiedzy</text:p>
      <text:p text:style-name="P2">Bardowie z Kolegium Wiedzy wiedzą coś o większości rzeczy, kolekcjonując wiedzę ze źródeł tak rożnych jak księgi uczonych i opowieści gminu. Niezależnie od tego, czy śpiewają ballady ludowe w tawernach lub skomplikowane kompozycje na dworach, ci bardowie używają swoich darów, by zaczarować widzów. Kiedy ucicha aplauz, widzowie mogą odkryć, że kwestionują wszystko, co wcześniej uznawali za prawdziwe, od wiary w lokalne bóstwa do wierności królowi.</text:p>
      <text:p text:style-name="P2">Ci bardowie skupiają się na poszukiwaniach piękna i prawdy, nie wierności królowi lub bóstwu. Szlachcic, który trzyma takiego barda na swym dworze jako doradcę wie, że nie skłamałby on nigdy, nawet ze względu na politykę.</text:p>
      <text:p text:style-name="P2">Członkowie tego kolegium zbierają się w bibliotekach i czasami w prawdziwych kolegiach, z salami wykładowymi i akademikami, by dzielić się wiedzą jeden z drugim. Spotykają się także na festiwalach i uroczystościach państwowych, gdzie mogą ujawnić korupcję i kłamstwa oraz zabawić się kosztem osób, które uważają, że zasługują na ich szacunek „bo tak”.</text:p>
      <text:h text:style-name="P1" text:outline-level="1">Dodatkowe biegłości</text:h>
      <text:p text:style-name="P2">Gdy dołączasz do tego kolegium na 3 poziomie, uzyskujesz biegłość w trzech dowolnie wybanych umiejętnościach.</text:p>
      <text:h text:style-name="P1" text:outline-level="1">Raniące słowa</text:h>
      <text:p text:style-name="P2">Także na 3 poziomie, uczysz się, jak wykorzystać własny spryt, by skonfundować, odciągnąć uwagę lub wi nny sposób zakłócić działanie innych osób. Kiedy istota, którą widzisz, a która jest w promieniu 60 stóp od Ciebie, wykonuje test ataku, atrybutu, lub obrażeń, możesz wykorzystać swoją reakcję i jedno z wykorzystać Inspiracji Barda, rzucając kością Inspiracji i odejmując wynik od wyniku na kościach przeciwnika. Możesz skorzystać z tej zdolności po tym, jak istota wykonuje swój rzut, lecz zanim MG informuje o jego wyniku. Istoty, których nie można zaczarować lub które Cię nie słyszą są odporne na tę zdolność.</text:p>
      <text:h text:style-name="P1" text:outline-level="1">Dodatkowe Sekrety Magiczne</text:h>
      <text:p text:style-name="P2">Na 6 poziomie uczysz się dwóch zaklęć z listy dowolnej klasy. Musisz wybrać zaklęcia, które możesz rzucić na swoim poziomie, zgodnie z tabelą Barda, lub sztuczki. Wybrane zaklęcia traktowane są dla Ciebie jako zaklęcia barda, ale nie wliczają się do limitu znanych zaklęć.</text:p>
      <text:h text:style-name="Heading_20_1" text:outline-level="1">Niezrównana umiejętność</text:h>
      <text:p text:style-name="P2">Zaczynając od poziomu 14, gdy wykonujesz test atrybutu, możesz wykorzystać jedno użycie Inspiracji Barda. Rzuć kością inspiracji i dodaj jej wynik do numeru wurzuconego na k20. Możesz sięna to zdecydować po wykonaniu rzutu, ale zanim MG Ci powie, czy odniosłeś sukc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0T02:37:58.025000000</dc:date>
    <meta:editing-duration>PT13M21S</meta:editing-duration>
    <meta:editing-cycles>1</meta:editing-cycles>
    <meta:document-statistic meta:table-count="0" meta:image-count="0" meta:object-count="0" meta:page-count="1" meta:paragraph-count="12" meta:word-count="358" meta:character-count="2384" meta:non-whitespace-character-count="2037"/>
    <meta:generator>LibreOffice/7.1.4.2$Windows_X86_64 LibreOffice_project/a529a4fab45b75fefc5b6226684193eb000654f6</meta:generator>
  </office:meta>
</office:document-meta>
</file>